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uringMatcherTest.should_know_last_captured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pturingMatcherTest.should_scream_when_nothing_yet_captu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pturingMatcherTest.should_not_fail_when_used_in_concurrent_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pturingMatcherTest.should_capture_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